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999999" draw:marker-start-width="0.227cm" draw:marker-end-width="0.227cm" draw:fill="solid" draw:fill-color="#729fcf" draw:textarea-horizontal-align="justify" draw:textarea-vertical-align="middle" draw:auto-grow-height="false" fo:min-height="0.714cm" fo:min-width="0.464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999999" draw:marker-start-width="0.227cm" draw:marker-end-width="0.227cm" draw:fill="none" draw:textarea-horizontal-align="justify" draw:textarea-vertical-align="middle" draw:auto-grow-height="false" fo:min-height="0.748cm" fo:min-width="0.498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999999" draw:marker-start-width="0.227cm" draw:marker-end-width="0.227cm" draw:fill="none" draw:fill-color="#729fcf" draw:textarea-horizontal-align="justify" draw:textarea-vertical-align="middle" draw:auto-grow-height="false" fo:min-height="0.748cm" fo:min-width="0.498cm" fo:padding-top="0.134cm" fo:padding-bottom="0.134cm" fo:padding-left="0.259cm" fo:padding-right="0.259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746cm" fo:min-width="2.496cm" fo:padding-top="0.151cm" fo:padding-bottom="0.151cm" fo:padding-left="0.276cm" fo:padding-right="0.276cm"/>
    </style:style>
    <style:style style:name="gr5" style:family="graphic" style:parent-style-name="standard">
      <style:graphic-properties svg:stroke-width="0.018cm" svg:stroke-color="#999999" draw:marker-start-width="0.227cm" draw:marker-end-width="0.227cm" draw:fill="solid" draw:fill-color="#729fcf" draw:textarea-horizontal-align="justify" draw:textarea-vertical-align="middle" draw:auto-grow-height="false" fo:min-height="0.748cm" fo:min-width="0.498cm" fo:padding-top="0.134cm" fo:padding-bottom="0.134cm" fo:padding-left="0.259cm" fo:padding-right="0.259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2.778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3.794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4.81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2.778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3.794cm" svg:y="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4.81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2.778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3.794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4.81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3.048cm" svg:x="2.778cm" svg:y="2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1.016cm" svg:x="5.826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6.842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7.858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5.826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6.842cm" svg:y="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7.858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5.826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6.842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7.858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3.048cm" svg:x="5.826cm" svg:y="2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1.016cm" svg:x="8.874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9.89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10.906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8.874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9.89cm" svg:y="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0.906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8.874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9.89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10.906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3.048cm" svg:x="8.874cm" svg:y="2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1.016cm" svg:x="2.778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3.794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4.81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2.778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3.794cm" svg:y="6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4.81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2.778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3.794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4.81cm" svg:y="7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3.048cm" svg:x="2.778cm" svg:y="5.8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1.016cm" svg:x="5.826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6.842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7.858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5.826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6.842cm" svg:y="6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7.858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5.826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6.842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7.858cm" svg:y="7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3.048cm" svg:x="5.826cm" svg:y="5.8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1.016cm" svg:x="8.874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9.89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10.906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8.874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9.89cm" svg:y="6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0.906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8.874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9.89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10.906cm" svg:y="7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3.048cm" svg:x="8.874cm" svg:y="5.8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1.016cm" svg:x="2.778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3.794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4.81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2.778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3.794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4.81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2.778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3.794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4.81cm" svg:y="10.9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3.048cm" svg:x="2.778cm" svg:y="8.8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1.016cm" svg:x="5.826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6.842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7.858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5.826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6.842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7.858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5.826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6.842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7.858cm" svg:y="10.9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3.048cm" svg:x="5.826cm" svg:y="8.8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1.016cm" svg:x="8.874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9.89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10.906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8.874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9.89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0.906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8.874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9.89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10.906cm" svg:y="10.9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3.048cm" svg:x="8.874cm" svg:y="8.8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5T14:42:45.866000000</meta:creation-date>
    <dc:date>2020-02-26T18:45:02.090000000</dc:date>
    <meta:editing-duration>PT6M46S</meta:editing-duration>
    <meta:editing-cycles>3</meta:editing-cycles>
    <meta:generator>LibreOffice/6.3.2.2$Windows_X86_64 LibreOffice_project/98b30e735bda24bc04ab42594c85f7fd8be07b9c</meta:generator>
    <meta:document-statistic meta:object-count="90"/>
  </office:meta>
</office:document-meta>
</file>